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synerzip@ULTP-395:~$ cd</text:p>
      <text:p text:style-name="Standard">synerzip@ULTP-395:~$ ls</text:p>
      <text:p text:style-name="Standard">demo.txt <text:s text:c="2"/>eclipse-workspace <text:s/>node_modules <text:s text:c="6"/>sample</text:p>
      <text:p text:style-name="Standard">Desktop <text:s text:c="3"/>examples.desktop <text:s text:c="2"/>package-lock.json <text:s/>shatakshi</text:p>
      <text:p text:style-name="Standard">Documents <text:s/>HTML <text:s text:c="14"/>Pictures <text:s text:c="10"/>Templates</text:p>
      <text:p text:style-name="Standard">Downloads <text:s/>Music <text:s text:c="13"/>Public <text:s text:c="12"/>Videos</text:p>
      <text:p text:style-name="Standard">synerzip@ULTP-395:~$ las -a</text:p>
      <text:p text:style-name="Standard"/>
      <text:p text:style-name="Standard">Command 'las' not found, did you mean:</text:p>
      <text:p text:style-name="Standard"/>
      <text:p text:style-name="Standard"><text:s text:c="2"/>command 'lvs' from deb lvm2</text:p>
      <text:p text:style-name="Standard"><text:s text:c="2"/>command 'as' from deb binutils</text:p>
      <text:p text:style-name="Standard"><text:s text:c="2"/>command 'als' from deb atool</text:p>
      <text:p text:style-name="Standard"><text:s text:c="2"/>command 'les' from deb atm-tools</text:p>
      <text:p text:style-name="Standard"><text:s text:c="2"/>command 'lrs' from deb lrslib</text:p>
      <text:p text:style-name="Standard"><text:s text:c="2"/>command 'laps' from deb epix</text:p>
      <text:p text:style-name="Standard"><text:s text:c="2"/>command 'cas' from deb amule-utils</text:p>
      <text:p text:style-name="Standard"><text:s text:c="2"/>command 'last' from deb util-linux</text:p>
      <text:p text:style-name="Standard"><text:s text:c="2"/>command 'ls' from deb coreutils</text:p>
      <text:p text:style-name="Standard"/>
      <text:p text:style-name="Standard">Try: sudo apt install &lt;deb name&gt;</text:p>
      <text:p text:style-name="Standard"/>
      <text:p text:style-name="Standard">synerzip@ULTP-395:~$ ls -a</text:p>
      <text:p text:style-name="Standard">. <text:s text:c="13"/>.eclipse <text:s text:c="10"/>.local <text:s text:c="13"/>sample</text:p>
      <text:p text:style-name="Standard">.. <text:s text:c="12"/>eclipse-workspace <text:s/>.mozilla <text:s text:c="11"/>shatakshi</text:p>
      <text:p text:style-name="Standard">.bash_history <text:s/>examples.desktop <text:s text:c="2"/>Music <text:s text:c="14"/>.ssh</text:p>
      <text:p text:style-name="Standard">.bash_logout <text:s text:c="2"/>.fontconfig <text:s text:c="7"/>node_modules <text:s text:c="7"/>.sudo_as_admin_successful</text:p>
      <text:p text:style-name="Standard">.bashrc <text:s text:c="7"/>.gconf <text:s text:c="12"/>.node_repl_history <text:s/>.swt</text:p>
      <text:p text:style-name="Standard">.cache <text:s text:c="8"/>.gitconfig <text:s text:c="8"/>.npm <text:s text:c="15"/>Templates</text:p>
      <text:p text:style-name="Standard">.config <text:s text:c="7"/>.git-credentials <text:s text:c="2"/>.p2 <text:s text:c="16"/>.thunderbird</text:p>
      <text:p text:style-name="Standard">.dbus <text:s text:c="9"/>.gnome <text:s text:c="12"/>package-lock.json <text:s text:c="2"/>.tooling</text:p>
      <text:p text:style-name="Standard">demo.txt <text:s text:c="6"/>.gnupg <text:s text:c="12"/>Pictures <text:s text:c="11"/>Videos</text:p>
      <text:p text:style-name="Standard">Desktop <text:s text:c="7"/>.gvfs <text:s text:c="13"/>.pki <text:s text:c="15"/>.vscode</text:p>
      <text:p text:style-name="Standard">Documents <text:s text:c="5"/>HTML <text:s text:c="14"/>.profile</text:p>
      <text:p text:style-name="Standard">Downloads <text:s text:c="5"/>.ICEauthority <text:s text:c="5"/>Public</text:p>
      <text:p text:style-name="Standard">synerzip@ULTP-395:~$ gedit package.jsom</text:p>
      <text:p text:style-name="Standard">synerzip@ULTP-395:~$ gedit package.json</text:p>
      <text:p text:style-name="Standard">synerzip@ULTP-395:~$ cd</text:p>
      <text:p text:style-name="Standard">synerzip@ULTP-395:~$ cd nodeproject</text:p>
      <text:p text:style-name="Standard">bash: cd: nodeproject: No such file or directory</text:p>
      <text:p text:style-name="Standard">synerzip@ULTP-395:~$ cd </text:p>
      <text:p text:style-name="Standard">synerzip@ULTP-395:~$ nodeproeject</text:p>
      <text:p text:style-name="Standard">nodeproeject: command not found</text:p>
      <text:p text:style-name="Standard">synerzip@ULTP-395:~$ mkdr nodeproject</text:p>
      <text:p text:style-name="Standard"/>
      <text:p text:style-name="Standard">Command 'mkdr' not found, did you mean:</text:p>
      <text:p text:style-name="Standard"/>
      <text:p text:style-name="Standard"><text:s text:c="2"/>command 'mkdir' from deb coreutils</text:p>
      <text:p text:style-name="Standard"><text:s text:c="2"/>command 'mhdr' from deb mblaze</text:p>
      <text:p text:style-name="Standard"/>
      <text:p text:style-name="Standard">Try: sudo apt install &lt;deb name&gt;</text:p>
      <text:p text:style-name="Standard"><text:soft-page-break/></text:p>
      <text:p text:style-name="Standard">synerzip@ULTP-395:~$ mkdir nodeproject</text:p>
      <text:p text:style-name="Standard">synerzip@ULTP-395:~$ cd nodeproject</text:p>
      <text:p text:style-name="Standard">synerzip@ULTP-395:~/nodeproject$ npm init</text:p>
      <text:p text:style-name="Standard">This utility will walk you through creating a package.json file.</text:p>
      <text:p text:style-name="Standard">It only covers the most common items, and tries to guess sensible defaults.</text:p>
      <text:p text:style-name="Standard"/>
      <text:p text:style-name="Standard">See `npm help json` for definitive documentation on these fields</text:p>
      <text:p text:style-name="Standard">and exactly what they do.</text:p>
      <text:p text:style-name="Standard"/>
      <text:p text:style-name="Standard">Use `npm install &lt;pkg&gt;` afterwards to install a package and</text:p>
      <text:p text:style-name="Standard">save it as a dependency in the package.json file.</text:p>
      <text:p text:style-name="Standard"/>
      <text:p text:style-name="Standard">Press ^C at any time to quit.</text:p>
      <text:p text:style-name="Standard">package name: (nodeproject) </text:p>
      <text:p text:style-name="Standard">version: (1.0.0) </text:p>
      <text:p text:style-name="Standard">description: </text:p>
      <text:p text:style-name="Standard">entry point: (index.js) </text:p>
      <text:p text:style-name="Standard">test command: </text:p>
      <text:p text:style-name="Standard">git repository: </text:p>
      <text:p text:style-name="Standard">keywords: </text:p>
      <text:p text:style-name="Standard">author: shatakshi</text:p>
      <text:p text:style-name="Standard">license: (ISC) </text:p>
      <text:p text:style-name="Standard">About to write to /home/synerzip/nodeproject/package.json:</text:p>
      <text:p text:style-name="Standard"/>
      <text:p text:style-name="Standard">{</text:p>
      <text:p text:style-name="Standard"><text:s text:c="2"/>"name": "nodeproject",</text:p>
      <text:p text:style-name="Standard"><text:s text:c="2"/>"version": "1.0.0",</text:p>
      <text:p text:style-name="Standard"><text:s text:c="2"/>"description": "",</text:p>
      <text:p text:style-name="Standard"><text:s text:c="2"/>"main": "index.js",</text:p>
      <text:p text:style-name="Standard"><text:s text:c="2"/>"scripts": {</text:p>
      <text:p text:style-name="Standard"><text:s text:c="4"/>"test": "echo \"Error: no test specified\" &amp;&amp; exit 1"</text:p>
      <text:p text:style-name="Standard"><text:s text:c="2"/>},</text:p>
      <text:p text:style-name="Standard"><text:s text:c="2"/>"author": "shatakshi",</text:p>
      <text:p text:style-name="Standard"><text:s text:c="2"/>"license": "ISC"</text:p>
      <text:p text:style-name="Standard">}</text:p>
      <text:p text:style-name="Standard"/>
      <text:p text:style-name="Standard"/>
      <text:p text:style-name="Standard">Is this OK? (yes) yes</text:p>
      <text:p text:style-name="Standard">synerzip@ULTP-395:~/nodeproject$ ls</text:p>
      <text:p text:style-name="Standard">package.json</text:p>
      <text:p text:style-name="Standard">synerzip@ULTP-395:~/nodeproject$ gedit package.json</text:p>
      <text:p text:style-name="Standard"/>
      <text:p text:style-name="Standard">^Z</text:p>
      <text:p text:style-name="Standard">[1]+ <text:s/>Stopped <text:s text:c="16"/>gedit package.json</text:p>
      <text:p text:style-name="Standard">synerzip@ULTP-395:~/nodeproject$ npm install nodemailer</text:p>
      <text:p text:style-name="Standard">npm notice created a lockfile as package-lock.json. You should commit this file.</text:p>
      <text:p text:style-name="Standard">npm WARN nodeproject@1.0.0 No description</text:p>
      <text:p text:style-name="Standard">npm WARN nodeproject@1.0.0 No repository field.</text:p>
      <text:p text:style-name="Standard"/>
      <text:p text:style-name="Standard">+ nodemailer@4.7.0</text:p>
      <text:p text:style-name="Standard">added 1 package from 1 contributor and audited 1 package in 2.01s</text:p>
      <text:p text:style-name="Standard"><text:soft-page-break/>found 0 vulnerabilities</text:p>
      <text:p text:style-name="Standard"/>
      <text:p text:style-name="Standard">synerzip@ULTP-395:~/nodeproject$ ls</text:p>
      <text:p text:style-name="Standard">node_modules <text:s/>package.json <text:s/>package-lock.json</text:p>
      <text:p text:style-name="Standard">synerzip@ULTP-395:~/nodeproject$ gedit package.json</text:p>
      <text:p text:style-name="Standard">Failed to register: Timeout was reached</text:p>
      <text:p text:style-name="Standard">synerzip@ULTP-395:~/nodeproject$ gedit package.json</text:p>
      <text:p text:style-name="Standard">Failed to register: GDBus.Error:org.freedesktop.DBus.Error.NoReply: Message recipient disconnected from message bus without replying</text:p>
      <text:p text:style-name="Standard">[1]+ <text:s/>Killed <text:s text:c="17"/>gedit package.json</text:p>
      <text:p text:style-name="Standard">synerzip@ULTP-395:~/nodeproject$ gedit package.json</text:p>
      <text:p text:style-name="Standard">synerzip@ULTP-395:~/nodeproject$ rm -rf node_modules</text:p>
      <text:p text:style-name="Standard">synerzip@ULTP-395:~/nodeproject$ ls</text:p>
      <text:p text:style-name="Standard">package.json <text:s/>package-lock.json</text:p>
      <text:p text:style-name="Standard">synerzip@ULTP-395:~/nodeproject$ gedit package.json</text:p>
      <text:p text:style-name="Standard">synerzip@ULTP-395:~/nodeproject$ npm install</text:p>
      <text:p text:style-name="Standard">npm WARN nodeproject@1.0.0 No description</text:p>
      <text:p text:style-name="Standard">npm WARN nodeproject@1.0.0 No repository field.</text:p>
      <text:p text:style-name="Standard"/>
      <text:p text:style-name="Standard">added 1 package from 1 contributor and audited 1 package in 2.275s</text:p>
      <text:p text:style-name="Standard">found 0 vulnerabilities</text:p>
      <text:p text:style-name="Standard"/>
      <text:p text:style-name="Standard">synerzip@ULTP-395:~/nodeproject$ ls</text:p>
      <text:p text:style-name="Standard">node_modules <text:s/>package.json <text:s/>package-lock.json</text:p>
      <text:p text:style-name="Standard">synerzip@ULTP-395:~/nodeproject$ cd node_modules</text:p>
      <text:p text:style-name="Standard">synerzip@ULTP-395:~/nodeproject/node_modules$ ls</text:p>
      <text:p text:style-name="Standard">nodemailer</text:p>
      <text:p text:style-name="Standard">synerzip@ULTP-395:~/nodeproject/node_modules$ cd nodemailer</text:p>
      <text:p text:style-name="Standard">synerzip@ULTP-395:~/nodeproject/node_modules/nodemailer$ gedit nodemailer</text:p>
      <text:p text:style-name="Standard">synerzip@ULTP-395:~/nodeproject/node_modules/nodemailer$ ls</text:p>
      <text:p text:style-name="Standard">CHANGELOG.md <text:s/>CONTRIBUTING.md <text:s/>lib <text:s/>LICENSE <text:s/>package.json <text:s/>README.md</text:p>
      <text:p text:style-name="Standard">synerzip@ULTP-395:~/nodeproject/node_modules/nodemailer$ gedit package.json</text:p>
      <text:p text:style-name="Standard">synerzip@ULTP-395:~/nodeproject/node_modules/nodemailer$ npm install</text:p>
      <text:p text:style-name="Standard">npm WARN deprecated text-encoding@0.6.4: no longer maintained</text:p>
      <text:p text:style-name="Standard">npm WARN deprecated circular-json@0.3.3: CircularJSON is in maintenance only, flatted is its successor.</text:p>
      <text:p text:style-name="Standard"/>
      <text:p text:style-name="Standard">&gt; dtrace-provider@0.8.7 install /home/synerzip/nodeproject/node_modules/nodemailer/node_modules/dtrace-provider</text:p>
      <text:p text:style-name="Standard">&gt; node-gyp rebuild || node suppress-error.js</text:p>
      <text:p text:style-name="Standard"/>
      <text:p text:style-name="Standard">make: Entering directory '/home/synerzip/nodeproject/node_modules/nodemailer/node_modules/dtrace-provider/build'</text:p>
      <text:p text:style-name="Standard"><text:s text:c="2"/>TOUCH Release/obj.target/DTraceProviderStub.stamp</text:p>
      <text:p text:style-name="Standard">make: Leaving directory '/home/synerzip/nodeproject/node_modules/nodemailer/node_modules/dtrace-provider/build'</text:p>
      <text:p text:style-name="Standard">npm notice created a lockfile as package-lock.json. You should commit this file.</text:p>
      <text:p text:style-name="Standard">added 389 packages from 1028 contributors and audited 1450 packages in 24.76s</text:p>
      <text:p text:style-name="Standard">found 1 low severity vulnerability</text:p>
      <text:p text:style-name="Standard"><text:s text:c="2"/>run `npm audit fix` to fix them, or `npm audit` for details</text:p>
      <text:p text:style-name="Standard">synerzip@ULTP-395:~/nodeproject/node_modules/nodemailer$ cd..</text:p>
      <text:p text:style-name="Standard">cd..: command not found</text:p>
      <text:p text:style-name="Standard"><text:soft-page-break/>synerzip@ULTP-395:~/nodeproject/node_modules/nodemailer$ cd ..</text:p>
      <text:p text:style-name="Standard">synerzip@ULTP-395:~/nodeproject/node_modules$ npm install</text:p>
      <text:p text:style-name="Standard">npm WARN nodeproject@1.0.0 No description</text:p>
      <text:p text:style-name="Standard">npm WARN nodeproject@1.0.0 No repository field.</text:p>
      <text:p text:style-name="Standard"/>
      <text:p text:style-name="Standard">added 6 packages from 5 contributors, removed 387 packages, moved 2 packages and audited 9 packages in 6.486s</text:p>
      <text:p text:style-name="Standard">found 0 vulnerabilities</text:p>
      <text:p text:style-name="Standard"/>
      <text:p text:style-name="Standard">synerzip@ULTP-395:~/nodeproject/node_modules$ cd ..</text:p>
      <text:p text:style-name="Standard">synerzip@ULTP-395:~/nodeproject$ npm install</text:p>
      <text:p text:style-name="Standard">npm WARN nodeproject@1.0.0 No description</text:p>
      <text:p text:style-name="Standard">npm WARN nodeproject@1.0.0 No repository field.</text:p>
      <text:p text:style-name="Standard"/>
      <text:p text:style-name="Standard">audited 9 packages in 0.715s</text:p>
      <text:p text:style-name="Standard">found 0 vulnerabilities</text:p>
      <text:p text:style-name="Standard"/>
      <text:p text:style-name="Standard">synerzip@ULTP-395:~/nodeproject$ ls</text:p>
      <text:p text:style-name="Standard">node_modules <text:s/>package.json <text:s/>package-lock.json</text:p>
      <text:p text:style-name="Standard">synerzip@ULTP-395:~/nodeproject$ cd node_modules</text:p>
      <text:p text:style-name="Standard">synerzip@ULTP-395:~/nodeproject/node_modules$ ls</text:p>
      <text:p text:style-name="Standard">encoding <text:s/>es6-promise <text:s/>iconv-lite <text:s/>isomorphic-fetch <text:s/>is-stream <text:s/>node-fetch <text:s/>nodemailer <text:s/>safer-buffer <text:s/>whatwg-fetch</text:p>
      <text:p text:style-name="Standard">synerzip@ULTP-395:~/nodeproject/node_modules$ cd ..</text:p>
      <text:p text:style-name="Standard">synerzip@ULTP-395:~/nodeproject$ ls</text:p>
      <text:p text:style-name="Standard">node_modules <text:s/>package.json <text:s/>package-lock.json</text:p>
      <text:p text:style-name="Standard">synerzip@ULTP-395:~/nodeproject$ ^C</text:p>
      <text:p text:style-name="Standard">synerzip@ULTP-395:~/nodeproject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32:37.223009593</meta:creation-date>
    <dc:date>2018-12-05T10:32:56.673903291</dc:date>
    <meta:editing-duration>PT23S</meta:editing-duration>
    <meta:editing-cycles>1</meta:editing-cycles>
    <meta:document-statistic meta:table-count="0" meta:image-count="0" meta:object-count="0" meta:page-count="4" meta:paragraph-count="151" meta:word-count="652" meta:character-count="6661" meta:non-whitespace-character-count="5696"/>
    <meta:generator>LibreOffice/6.1.2.1$Linux_X86_64 LibreOffice_project/10$Build-1</meta:generator>
  </office:meta>
</office:document-meta>
</file>